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24.339cm" svg:height="15.353cm" svg:x="4.626cm" svg:y="0.106cm">
            <draw:object draw:notify-on-update-of-ranges="Arkusz1.A3:Arkusz1.A14 Arkusz1.A1:Arkusz1.A1 Arkusz1.B3:Arkusz1.B14 Arkusz1.A42:Arkusz1.A42 Arkusz1.B44:Arkusz1.B54 Arkusz1.A44:Arkusz1.A54 Arkusz1.A28:Arkusz1.A28 Arkusz1.B30:Arkusz1.B40 Arkusz1.A30:Arkusz1.A40 Arkusz1.A17:Arkusz1.A26 Arkusz1.A15:Arkusz1.A15 Arkusz1.B17:Arkusz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π<text:span text:style-name="T1">+ </text:span><text:span text:style-name="T2">Pb</text:span>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89" calcext:value-type="float">
            <text:p>168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060" calcext:value-type="float">
            <text:p>210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943" calcext:value-type="float">
            <text:p>219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549" calcext:value-type="float">
            <text:p>225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838" calcext:value-type="float">
            <text:p>228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656" calcext:value-type="float">
            <text:p>226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782" calcext:value-type="float">
            <text:p>227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152" calcext:value-type="float">
            <text:p>221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text:span text:style-name="T1">+</text:span><text:span text:style-name="T2"> Pb</text:span>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18" calcext:value-type="float">
            <text:p>14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93" calcext:value-type="float">
            <text:p>205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202" calcext:value-type="float">
            <text:p>232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92" calcext:value-type="float">
            <text:p>250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241" calcext:value-type="float">
            <text:p>252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911" calcext:value-type="float">
            <text:p>249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450" calcext:value-type="float">
            <text:p>264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910" calcext:value-type="float">
            <text:p>259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982" calcext:value-type="float">
            <text:p>249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text:span text:style-name="T1">+</text:span> W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175" calcext:value-type="float">
            <text:p>131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989" calcext:value-type="float">
            <text:p>199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989" calcext:value-type="float">
            <text:p>239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408" calcext:value-type="float">
            <text:p>254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164" calcext:value-type="float">
            <text:p>251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092" calcext:value-type="float">
            <text:p>260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107" calcext:value-type="float">
            <text:p>261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690" calcext:value-type="float">
            <text:p>256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834" calcext:value-type="float">
            <text:p>258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117" calcext:value-type="float">
            <text:p>251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π<text:span text:style-name="T1">+ </text:span><text:span text:style-name="T2">W</text:span>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58" calcext:value-type="float">
            <text:p>112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292" calcext:value-type="float">
            <text:p>162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903" calcext:value-type="float">
            <text:p>189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987" calcext:value-type="float">
            <text:p>209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861" calcext:value-type="float">
            <text:p>218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115" calcext:value-type="float">
            <text:p>221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287" calcext:value-type="float">
            <text:p>222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825" calcext:value-type="float">
            <text:p>228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738" calcext:value-type="float">
            <text:p>227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964" calcext:value-type="float">
            <text:p>21964</text:p>
          </table:table-cell>
        </table:table-row>
      </table:table>
      <table:named-expressions/>
      <table:database-ranges>
        <table:database-range table:name="__Anonymous_Sheet_DB__0" table:target-range-address="Arkusz1.A44:Arkusz1.B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32:27.698210167</meta:creation-date>
    <dc:date>2024-03-13T23:37:44.548275642</dc:date>
    <meta:editing-duration>PT9M27S</meta:editing-duration>
    <meta:editing-cycles>6</meta:editing-cycles>
    <meta:generator>LibreOffice/7.3.7.2$Linux_X86_64 LibreOffice_project/30$Build-2</meta:generator>
    <meta:document-statistic meta:table-count="1" meta:cell-count="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4cm" svg:height="15.354cm" xlink:href=".." xlink:type="simple" chart:class="chart:scatter" chart:style-name="ch1">
        <chart:title svg:x="7.576cm" svg:y="0.443cm" chart:style-name="ch2">
          <text:p>Zależność liczby neutronów od długości pręta</text:p>
        </chart:title>
        <chart:subtitle svg:x="10.327cm" svg:y="1.529cm" chart:style-name="ch3">
          <text:p>p=10GeV/c Pb100%</text:p>
        </chart:subtitle>
        <chart:legend chart:legend-position="end" svg:x="22.017cm" svg:y="6.631cm" style:legend-expansion="high" chart:style-name="ch4"/>
        <chart:plot-area chart:style-name="ch5" table:cell-range-address="Arkusz1.A3:Arkusz1.B14 Arkusz1.A1:Arkusz1.A1 Arkusz1.A42:Arkusz1.A42 Arkusz1.B44:Arkusz1.B54 Arkusz1.A28:Arkusz1.A28 Arkusz1.B30:Arkusz1.B40 Arkusz1.A15:Arkusz1.A15 Arkusz1.B17:Arkusz1.B26" chart:data-source-has-labels="row" svg:x="0.486cm" svg:y="2.519cm" svg:width="21.045cm" svg:height="12.528cm">
          <chart:coordinate-region svg:x="1.663cm" svg:y="2.718cm" svg:width="19.588cm" svg:height="11.68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3:Arkusz1.B14" chart:label-cell-address="Arkusz1.A1:Arkusz1.A1" chart:class="chart:scatter">
            <chart:domain table:cell-range-address="Arkusz1.A3:Arkusz1.A14"/>
            <chart:data-point chart:repeated="12"/>
          </chart:series>
          <chart:series chart:style-name="ch10" chart:values-cell-range-address="Arkusz1.B44:Arkusz1.B54" chart:label-cell-address="Arkusz1.A42:Arkusz1.A42" chart:class="chart:scatter">
            <chart:domain table:cell-range-address="Arkusz1.A44:Arkusz1.A54"/>
            <chart:data-point chart:repeated="11"/>
          </chart:series>
          <chart:series chart:style-name="ch11" chart:values-cell-range-address="Arkusz1.B30:Arkusz1.B40" chart:label-cell-address="Arkusz1.A28:Arkusz1.A28" chart:class="chart:scatter">
            <chart:domain table:cell-range-address="Arkusz1.A30:Arkusz1.A40"/>
            <chart:data-point chart:repeated="11"/>
          </chart:series>
          <chart:series chart:style-name="ch12" chart:values-cell-range-address="Arkusz1.B17:Arkusz1.B26" chart:label-cell-address="Arkusz1.A15:Arkusz1.A15" chart:class="chart:scatter">
            <chart:domain table:cell-range-address="Arkusz1.A17:Arkusz1.A26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π+ Pb</text:p>
                <draw:g>
                  <svg:desc>Arkusz1.A1:Arkusz1.A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π+ W</text:p>
                <draw:g>
                  <svg:desc>Arkusz1.A42:Arkusz1.A4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p+ W</text:p>
                <draw:g>
                  <svg:desc>Arkusz1.A28:Arkusz1.A2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p+ Pb</text:p>
                <draw:g>
                  <svg:desc>Arkusz1.A15:Arkusz1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4</svg:desc>
                </draw:g>
              </table:table-cell>
              <table:table-cell office:value-type="float" office:value="3600">
                <text:p>3600</text:p>
                <draw:g>
                  <svg:desc>Arkusz1.B3:Arkusz1.B14</svg:desc>
                </draw:g>
              </table:table-cell>
              <table:table-cell office:value-type="float" office:value="5">
                <text:p>5</text:p>
                <draw:g>
                  <svg:desc>Arkusz1.A44:Arkusz1.A54</svg:desc>
                </draw:g>
              </table:table-cell>
              <table:table-cell office:value-type="float" office:value="3656">
                <text:p>3656</text:p>
                <draw:g>
                  <svg:desc>Arkusz1.B44:Arkusz1.B54</svg:desc>
                </draw:g>
              </table:table-cell>
              <table:table-cell office:value-type="float" office:value="5">
                <text:p>5</text:p>
                <draw:g>
                  <svg:desc>Arkusz1.A30:Arkusz1.A40</svg:desc>
                </draw:g>
              </table:table-cell>
              <table:table-cell office:value-type="float" office:value="4698">
                <text:p>4698</text:p>
                <draw:g>
                  <svg:desc>Arkusz1.B30:Arkusz1.B40</svg:desc>
                </draw:g>
              </table:table-cell>
              <table:table-cell office:value-type="float" office:value="5">
                <text:p>5</text:p>
                <draw:g>
                  <svg:desc>Arkusz1.A17:Arkusz1.A26</svg:desc>
                </draw:g>
              </table:table-cell>
              <table:table-cell office:value-type="float" office:value="4157">
                <text:p>4157</text:p>
                <draw:g>
                  <svg:desc>Arkusz1.B17:Arkusz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2081">
                <text:p>12081</text:p>
              </table:table-cell>
              <table:table-cell office:value-type="float" office:value="15">
                <text:p>15</text:p>
              </table:table-cell>
              <table:table-cell office:value-type="float" office:value="11258">
                <text:p>11258</text:p>
              </table:table-cell>
              <table:table-cell office:value-type="float" office:value="15">
                <text:p>15</text:p>
              </table:table-cell>
              <table:table-cell office:value-type="float" office:value="13175">
                <text:p>13175</text:p>
              </table:table-cell>
              <table:table-cell office:value-type="float" office:value="15">
                <text:p>15</text:p>
              </table:table-cell>
              <table:table-cell office:value-type="float" office:value="14018">
                <text:p>14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6889">
                <text:p>16889</text:p>
              </table:table-cell>
              <table:table-cell office:value-type="float" office:value="25">
                <text:p>25</text:p>
              </table:table-cell>
              <table:table-cell office:value-type="float" office:value="16292">
                <text:p>16292</text:p>
              </table:table-cell>
              <table:table-cell office:value-type="float" office:value="25">
                <text:p>25</text:p>
              </table:table-cell>
              <table:table-cell office:value-type="float" office:value="19989">
                <text:p>19989</text:p>
              </table:table-cell>
              <table:table-cell office:value-type="float" office:value="25">
                <text:p>25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1060">
                <text:p>21060</text:p>
              </table:table-cell>
              <table:table-cell office:value-type="float" office:value="35">
                <text:p>35</text:p>
              </table:table-cell>
              <table:table-cell office:value-type="float" office:value="18903">
                <text:p>18903</text:p>
              </table:table-cell>
              <table:table-cell office:value-type="float" office:value="35">
                <text:p>35</text:p>
              </table:table-cell>
              <table:table-cell office:value-type="float" office:value="23989">
                <text:p>23989</text:p>
              </table:table-cell>
              <table:table-cell office:value-type="float" office:value="35">
                <text:p>35</text:p>
              </table:table-cell>
              <table:table-cell office:value-type="float" office:value="23202">
                <text:p>23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1943">
                <text:p>21943</text:p>
              </table:table-cell>
              <table:table-cell office:value-type="float" office:value="45">
                <text:p>45</text:p>
              </table:table-cell>
              <table:table-cell office:value-type="float" office:value="20987">
                <text:p>20987</text:p>
              </table:table-cell>
              <table:table-cell office:value-type="float" office:value="45">
                <text:p>45</text:p>
              </table:table-cell>
              <table:table-cell office:value-type="float" office:value="25408">
                <text:p>25408</text:p>
              </table:table-cell>
              <table:table-cell office:value-type="float" office:value="45">
                <text:p>45</text:p>
              </table:table-cell>
              <table:table-cell office:value-type="float" office:value="25092">
                <text:p>25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22482">
                <text:p>22482</text:p>
              </table:table-cell>
              <table:table-cell office:value-type="float" office:value="55">
                <text:p>55</text:p>
              </table:table-cell>
              <table:table-cell office:value-type="float" office:value="21861">
                <text:p>21861</text:p>
              </table:table-cell>
              <table:table-cell office:value-type="float" office:value="55">
                <text:p>55</text:p>
              </table:table-cell>
              <table:table-cell office:value-type="float" office:value="25164">
                <text:p>25164</text:p>
              </table:table-cell>
              <table:table-cell office:value-type="float" office:value="55">
                <text:p>55</text:p>
              </table:table-cell>
              <table:table-cell office:value-type="float" office:value="25241">
                <text:p>25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2549">
                <text:p>22549</text:p>
              </table:table-cell>
              <table:table-cell office:value-type="float" office:value="65">
                <text:p>65</text:p>
              </table:table-cell>
              <table:table-cell office:value-type="float" office:value="22115">
                <text:p>22115</text:p>
              </table:table-cell>
              <table:table-cell office:value-type="float" office:value="65">
                <text:p>65</text:p>
              </table:table-cell>
              <table:table-cell office:value-type="float" office:value="26092">
                <text:p>26092</text:p>
              </table:table-cell>
              <table:table-cell office:value-type="float" office:value="65">
                <text:p>65</text:p>
              </table:table-cell>
              <table:table-cell office:value-type="float" office:value="24911">
                <text:p>24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22838">
                <text:p>22838</text:p>
              </table:table-cell>
              <table:table-cell office:value-type="float" office:value="75">
                <text:p>75</text:p>
              </table:table-cell>
              <table:table-cell office:value-type="float" office:value="22287">
                <text:p>22287</text:p>
              </table:table-cell>
              <table:table-cell office:value-type="float" office:value="75">
                <text:p>75</text:p>
              </table:table-cell>
              <table:table-cell office:value-type="float" office:value="26107">
                <text:p>26107</text:p>
              </table:table-cell>
              <table:table-cell office:value-type="float" office:value="75">
                <text:p>75</text:p>
              </table:table-cell>
              <table:table-cell office:value-type="float" office:value="26450">
                <text:p>26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22656">
                <text:p>22656</text:p>
              </table:table-cell>
              <table:table-cell office:value-type="float" office:value="85">
                <text:p>85</text:p>
              </table:table-cell>
              <table:table-cell office:value-type="float" office:value="22825">
                <text:p>22825</text:p>
              </table:table-cell>
              <table:table-cell office:value-type="float" office:value="85">
                <text:p>85</text:p>
              </table:table-cell>
              <table:table-cell office:value-type="float" office:value="25690">
                <text:p>25690</text:p>
              </table:table-cell>
              <table:table-cell office:value-type="float" office:value="85">
                <text:p>85</text:p>
              </table:table-cell>
              <table:table-cell office:value-type="float" office:value="25910">
                <text:p>259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22782">
                <text:p>22782</text:p>
              </table:table-cell>
              <table:table-cell office:value-type="float" office:value="95">
                <text:p>95</text:p>
              </table:table-cell>
              <table:table-cell office:value-type="float" office:value="22738">
                <text:p>22738</text:p>
              </table:table-cell>
              <table:table-cell office:value-type="float" office:value="95">
                <text:p>95</text:p>
              </table:table-cell>
              <table:table-cell office:value-type="float" office:value="25834">
                <text:p>25834</text:p>
              </table:table-cell>
              <table:table-cell office:value-type="float" office:value="95">
                <text:p>95</text:p>
              </table:table-cell>
              <table:table-cell office:value-type="float" office:value="24982">
                <text:p>24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">
                <text:p>105</text:p>
              </table:table-cell>
              <table:table-cell office:value-type="float" office:value="22152">
                <text:p>22152</text:p>
              </table:table-cell>
              <table:table-cell office:value-type="float" office:value="105">
                <text:p>105</text:p>
              </table:table-cell>
              <table:table-cell office:value-type="float" office:value="21964">
                <text:p>21964</text:p>
              </table:table-cell>
              <table:table-cell office:value-type="float" office:value="105">
                <text:p>105</text:p>
              </table:table-cell>
              <table:table-cell office:value-type="float" office:value="25117">
                <text:p>2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